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u</text:span><text:span text:style-name="T2"> </text:span><text:span text:style-name="T1">nome é Eduardo Guerra.</text:span><text:span text:style-name="T2"> </text:span><text:span text:style-name="T1">Esse é o curso de Orientação a Objetos com Java.</text:span><text:span text:style-name="T2"> </text:span><text:span text:style-name="T1">Hoje vamos estar falando para vocês sobre a identificação de classes de objetos.</text:span><text:span text:style-name="T2"> </text:span><text:span text:style-name="T1">O objetivo dessa aula é mostrar a você pouquinho sobre como você descobrir</text:span><text:span text:style-name="T2"> </text:span><text:span text:style-name="T1">quais são as classes, quais são os objetos,</text:span><text:span text:style-name="T2"> </text:span><text:span text:style-name="T1">qual o significado disso tudo dentro do sistema orientado a objetos.</text:span><text:span text:style-name="T2"> </text:span><text:span text:style-name="T1">O que a gente vai tá tentando responder aqui é quais são as</text:span><text:span text:style-name="T2"> </text:span><text:span text:style-name="T1">partes do seu software.</text:span><text:span text:style-name="T2"> </text:span><text:span text:style-name="T1">O software, ele não é blocão assim inteiro,</text:span><text:span text:style-name="T2"> </text:span><text:span text:style-name="T1">você precisa dividir ele, ele tem partes que você precisa combinar.</text:span><text:span text:style-name="T2"> </text:span><text:span text:style-name="T1">Mais especificamente, a gente vai tá falando das peças que a gente</text:span><text:span text:style-name="T2"> </text:span><text:span text:style-name="T1">vai usar para montar a sua funcionalidade num software orientado a objetos.</text:span><text:span text:style-name="T2"> </text:span><text:span text:style-name="T1">Então imagina o seguinte, que eu tenho por exemplo sistema de pet-shop.</text:span><text:span text:style-name="T2"> </text:span><text:span text:style-name="T1">Eu vou ter aí o cão, vou ter os produtos que às vezes podem ser,</text:span><text:span text:style-name="T2"> </text:span><text:span text:style-name="T1">por exemplo, uma caminha ou uma comida de cachorro, de repente pode ser uma tosa,</text:span><text:span text:style-name="T2"> </text:span><text:span text:style-name="T1">banho e tem os usuários que são os donos desses caninos aí.</text:span><text:span text:style-name="T2"> </text:span><text:span text:style-name="T1">O que é que são isso?</text:span><text:span text:style-name="T2"> </text:span><text:span text:style-name="T1">O que é que é isso aí dentro do meu sistema?</text:span><text:span text:style-name="T2"> </text:span><text:span text:style-name="T1">São as entidades, são aquelas coisas que fazem parte do meu negócio,</text:span><text:span text:style-name="T2"> </text:span><text:span text:style-name="T1">que fazem parte do meu sistema.</text:span><text:span text:style-name="T2"> </text:span><text:span text:style-name="T1">Essas entidades, elas colaboram para poder criar a funcionalidade do software.</text:span><text:span text:style-name="T2"> </text:span><text:span text:style-name="T1">Então por exemplo se eu tenho uma funcionalidade de comprar eu vou ter</text:span><text:span text:style-name="T2"> </text:span><text:span text:style-name="T1">cliente de repente adquirindo produto, por exemplo uma tosa para dos seus cachorros,</text:span><text:span text:style-name="T2"> </text:span><text:span text:style-name="T1">daí então eu vou ter tudo aquilo ali combinado dentro do software.</text:span><text:span text:style-name="T2"> </text:span><text:span text:style-name="T1">E essas entidades que colaboram para criar essas funcionalidade no sistema,</text:span><text:span text:style-name="T2"> </text:span><text:span text:style-name="T1">são chamadas classes.</text:span><text:span text:style-name="T2"> </text:span><text:span text:style-name="T1">As classes, elas são abstrações.</text:span><text:span text:style-name="T2"> </text:span><text:span text:style-name="T1">Então por exemplo, pensa numa cadeira.</text:span><text:span text:style-name="T2"> </text:span><text:span text:style-name="T1">É uma ideia que você tem da cadeira.</text:span><text:span text:style-name="T2"> </text:span><text:span text:style-name="T1">Certo?</text:span><text:span text:style-name="T2"> </text:span><text:span text:style-name="T1">Daquilo que é uma cadeira.</text:span><text:span text:style-name="T2"> </text:span><text:span text:style-name="T1">Então uma classe, o correto é a gente dizer que ela é uma abstração.</text:span><text:span text:style-name="T2"> </text:span><text:span text:style-name="T1">E aí se a gente pensar exemplos de cadeira, mesmo que a gente tenha aquela,</text:span><text:span text:style-name="T2"> </text:span><text:span text:style-name="T1">digamos assim, aquela ideia idealizada, aquela coisa assim do que é uma cadeira,</text:span><text:span text:style-name="T2"> </text:span><text:span text:style-name="T1">a gente vai ter ali por exemplo uma que é de madeira, uma de plástico,</text:span><text:span text:style-name="T2"> </text:span><text:span text:style-name="T1">tem essa outra ali que tem as rodinhas no pé,</text:span><text:span text:style-name="T2"> </text:span><text:span text:style-name="T1">então a gente tem vários tipo de cadeira, algumas mais parecidas, outras diferentes,</text:span><text:span text:style-name="T2"> </text:span><text:span text:style-name="T1">mas que todas encaixam nesse conceito que a gente tem do que é ser uma cadeira.</text:span><text:span text:style-name="T2"> </text:span><text:span text:style-name="T1">E cada cadeira, como eu disse, tem as suas características,</text:span><text:span text:style-name="T2"> </text:span><text:span text:style-name="T1">o formato do acento, como que são os pés, como que é o encosto,</text:span><text:span text:style-name="T2"> </text:span><text:span text:style-name="T1">material que ela é feita, cada cadeira tem as suas caraterísticas.</text:span><text:span text:style-name="T2"> </text:span><text:span text:style-name="T1">E aí o objeto é uma Instância Concreta da classe.</text:span><text:span text:style-name="T2"> </text:span><text:span text:style-name="T1">Então, que acontece?</text:span><text:span text:style-name="T2"> </text:span><text:span text:style-name="T1">Eu tenho a minha ideia de cadeira, agora por exemplo essa cadeira que você</text:span><text:span text:style-name="T2"> </text:span><text:span text:style-name="T1">aí está sentado, ela é uma instância dessa classe de cadeira, ela é objeto.</text:span><text:span text:style-name="T2"> </text:span><text:span text:style-name="T1">Então a gente pode dizer que a Classe Cadeira,</text:span><text:span text:style-name="T2"> </text:span><text:span text:style-name="T1">ela vai criar ou instanciar Objetos Cadeira Não é ela que vai lá e cria,</text:span><text:span text:style-name="T2"> </text:span><text:span text:style-name="T1">mas baseado naquela ideia que a gente tem de cadeira,</text:span><text:span text:style-name="T2"> </text:span><text:span text:style-name="T1">as pessoas constroem efetivamente as cadeiras que existem.</text:span><text:span text:style-name="T2"> </text:span><text:span text:style-name="T1">Então, uma classe, ela vai estar criando ou instanciando objetos dela.</text:span><text:span text:style-name="T2"> </text:span><text:span text:style-name="T1">E uma coisa importante é que esses objetos, eles são únicos.</text:span><text:span text:style-name="T2"> </text:span><text:span text:style-name="T1">Por quê?</text:span><text:span text:style-name="T2"> </text:span><text:span text:style-name="T1">Eu posso ter, por exemplo, duas cadeiras iguais e elas vão estar,</text:span><text:span text:style-name="T2"> </text:span><text:span text:style-name="T1">por exemplo, posições diferentes.</text:span><text:span text:style-name="T2"> </text:span><text:span text:style-name="T1">Por exemplo eu posso quebrar uma e a outra não vai quebrar.</text:span><text:span text:style-name="T2"> </text:span><text:span text:style-name="T1">Então, são coisas diferentes.</text:span><text:span text:style-name="T2"> </text:span><text:span text:style-name="T1">Eu ter, por exemplo, duas cadeiras do mesmo tipo,</text:span><text:span text:style-name="T2"> </text:span><text:span text:style-name="T1">não significa que são o mesmo objeto.</text:span><text:span text:style-name="T2"> </text:span><text:span text:style-name="T1">Os objetos, eles são únicos.</text:span><text:span text:style-name="T2"> </text:span><text:span text:style-name="T1">Duas cadeiras iguais, elas são da mesma classe, mas são objetos diferentes.</text:span><text:span text:style-name="T2"> </text:span><text:span text:style-name="T1">Vamos ver se você entendeu aí esse conceito?</text:span><text:span text:style-name="T2"> </text:span><text:span text:style-name="T1">Quero que você dê uma olhada aqui e me diga</text:span><text:span text:style-name="T2"> </text:span><text:span text:style-name="T1">quais desses objetos seriam da classe cadeira.</text:span><text:span text:style-name="T2"> </text:span><text:span text:style-name="T1">Tem aí a cadeira de rodas, eu tenho aqui uma cadeira de bebê e e tem banquinho.</text:span><text:span text:style-name="T2"> </text:span><text:span text:style-name="T1">Responde aí, qual desses objetos é da classe cadeira?</text:span><text:span text:style-name="T2"> </text:span><text:span text:style-name="T1">Bom, tenho certeza que todo mundo aí deve ter acertado, mas se a gente for</text:span><text:span text:style-name="T2"> </text:span><text:span text:style-name="T1">parar para pensar, apesar do banco a gente poder sentar e às vezes ele ser até mais</text:span><text:span text:style-name="T2"> </text:span><text:span text:style-name="T1">parecido com as cadeiras que a gente viu antes, ele não se encaixa na ideia</text:span><text:span text:style-name="T2"> </text:span><text:span text:style-name="T1">que a gente tem de cadeira, naquela abstração de cadeira.</text:span><text:span text:style-name="T2"> </text:span><text:span text:style-name="T1">Por isso que ele não é uma instância de cadeira.</text:span><text:span text:style-name="T2"> </text:span><text:span text:style-name="T1">Agora os outros tipos, elas se encaixam então seriam instâncias de cadeira.</text:span><text:span text:style-name="T2"> </text:span><text:span text:style-name="T1">Mesmo que elas sejam diferentes,</text:span><text:span text:style-name="T2"> </text:span><text:span text:style-name="T1">uma tem rodinhas a outra tem ali a mesinha para o neném comer e etc.</text:span><text:span text:style-name="T2"> </text:span><text:span text:style-name="T1">Então, resumindo aqui, a classe, ela é uma abstração, ela é abstrata.</text:span><text:span text:style-name="T2"> </text:span><text:span text:style-name="T1">O objeto, ele é concreto.</text:span><text:span text:style-name="T2"> </text:span><text:span text:style-name="T1">Então se a classe é uma generalização, é uma ideia de uma cadeira,</text:span><text:span text:style-name="T2"> </text:span><text:span text:style-name="T1">o objeto, ele vai ser uma cadeira, essa aí que você está sentando por exemplo.</text:span><text:span text:style-name="T2"> </text:span><text:span text:style-name="T1">E os objetos eles são únicos então eu posso ter diferentes tipos de cadeira</text:span><text:span text:style-name="T2"> </text:span><text:span text:style-name="T1">com diferentes características que vão ser diferentes objetos da classe cadeira.</text:span><text:span text:style-name="T2"> </text:span><text:span text:style-name="T1">E aí a gente tem que uma classe, ela cria ou instancia objetos daquela classe.</text:span><text:span text:style-name="T2"> </text:span><text:span text:style-name="T1">E são esse conceitos aí que a gente vai utilizar quando a gente tiver criando</text:span><text:span text:style-name="T2"> </text:span><text:span text:style-name="T1">classes </text:span><text:soft-page-break/><text:span text:style-name="T1">e instanciando objetos dentro de software orientado a objetos.</text:span><text:span text:style-name="T2"> </text:span><text:span text:style-name="T1">Certo?</text:span><text:span text:style-name="T2"> </text:span><text:span text:style-name="T1">Então espero que com isso você tenha conseguido entender melhor esse</text:span><text:span text:style-name="T2"> </text:span><text:span text:style-name="T1">conceito de classe, esse conceito de objeto,</text:span><text:span text:style-name="T2"> </text:span><text:span text:style-name="T1">como que eles se relacionam que a gente vai precisar disso quando a gente for</text:span><text:span text:style-name="T2"> </text:span><text:span text:style-name="T1">colocar a mão na massa para programar nas próximas aula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S</meta:editing-duration>
    <meta:editing-cycles>3</meta:editing-cycles>
    <meta:generator>LibreOffice/4.4.5.2$Windows_x86 LibreOffice_project/a22f674fd25a3b6f45bdebf25400ed2adff0ff99</meta:generator>
    <dc:date>2017-01-04T09:28:25.728000000</dc:date>
    <meta:document-statistic meta:table-count="0" meta:image-count="0" meta:object-count="0" meta:page-count="2" meta:paragraph-count="1" meta:word-count="904" meta:character-count="5025" meta:non-whitespace-character-count="4121"/>
    <meta:user-defined meta:name="Info 1"/>
    <meta:user-defined meta:name="Info 2"/>
    <meta:user-defined meta:name="Info 3"/>
    <meta:user-defined meta:name="Info 4"/>
  </office:meta>
</office:document-meta>
</file>